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6"/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 style:data-style-name="N4">
      <style:text-properties fo:color="#c9211e"/>
    </style:style>
    <style:style style:name="ce3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2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2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ce85"/>
        <table:table-column table:style-name="co22" table:default-cell-style-name="Default"/>
        <table:table-column table:style-name="co23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URSUN DURMUŞ 2021 SONU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/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number-columns-repeated="4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number-columns-repeated="4"/>
        </table:table-row>
        <table:table-row table:style-name="ro1">
          <table:table-cell/>
          <table:table-cell table:style-name="ce51" office:value-type="string" calcext:value-type="string">
            <text:p>tedaş ödeme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number-columns-repeated="4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/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number-columns-repeated="4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Doğuş hesap 2000</text:p>
          </table:table-cell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number-columns-repeated="4"/>
        </table:table-row>
        <table:table-row table:style-name="ro1">
          <table:table-cell/>
          <table:table-cell table:style-name="ce61" table:formula="of:=[.D24]" office:value-type="currency" office:currency="TRY" office:value="0" calcext:value-type="currency">
            <text:p>₺0,00</text:p>
          </table:table-cell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<text:span text:style-name="T3">2020 gecikme (Ocak 2021 tüfe </text:span>14,97)</text:p>
          </table:table-cell>
          <table:table-cell table:style-name="ce73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number-columns-repeated="4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81"/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73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number-columns-repeated="4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77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2" table:formula="of:=[.E29]+[.D30]" office:value-type="float" office:value="21729.873101" calcext:value-type="float">
            <text:p>21.729,87</text:p>
          </table:table-cell>
          <table:table-cell table:number-columns-repeated="4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73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number-columns-repeated="4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/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number-columns-repeated="4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73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number-columns-repeated="4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73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number-columns-repeated="4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73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number-columns-repeated="4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number-columns-repeated="4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9-01" calcext:value-type="date">
            <text:p>Eylül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0-01" calcext:value-type="date">
            <text:p>Eki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1-01" calcext:value-type="date">
            <text:p>Kası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2-01" calcext:value-type="date">
            <text:p>Aralık.202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49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2"> 30 ekim 2019 borca karşılık gelen </text:span>gram</text:p>
          </table:table-cell>
          <table:table-cell table:style-name="ce85" table:formula="of:=[.E5]/[.C52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3:49:58.11500915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4-04T17:48:32.166147911</dc:date>
    <meta:editing-duration>P1DT2H55M3S</meta:editing-duration>
    <meta:editing-cycles>57</meta:editing-cycles>
    <meta:generator>LibreOffice/7.2.6.2$Linux_X86_64 LibreOffice_project/20$Build-2</meta:generator>
    <meta:print-date>2021-11-27T11:17:45.269437511</meta:print-date>
    <meta:document-statistic meta:table-count="8" meta:cell-count="850" meta:object-count="0"/>
  </office:meta>
</office:document-meta>
</file>